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27cm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-uaa" draw:style-name="dp1" draw:master-page-name="Default">
        <draw:custom-shape draw:style-name="gr1" draw:text-style-name="P2" xml:id="id3" draw:id="id3" draw:layer="layout" svg:width="8cm" svg:height="2.592cm" svg:x="1cm" svg:y="6.408cm">
          <text:p text:style-name="P1"><text:span text:style-name="T1">Spring</text:span></text:p>
          <text:p text:style-name="P1"><text:span text:style-name="T2"/></text:p>
          <text:p text:style-name="P1"><text:span text:style-name="T3">Data, Batch, Integration, Web, JDBC, Security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1" draw:layer="layout" svg:width="0.351cm" svg:height="0.324cm" svg:x="4.801cm" svg:y="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4.977cm" svg:y1="1.424cm" svg:x2="4.977cm" svg:y2="1.802cm">
              <text:p/>
            </draw:line>
            <draw:line draw:style-name="gr3" draw:text-style-name="P1" draw:layer="layout" svg:x1="4.977cm" svg:y1="1.802cm" svg:x2="4.742cm" svg:y2="2.071cm">
              <text:p/>
            </draw:line>
            <draw:line draw:style-name="gr3" draw:text-style-name="P1" draw:layer="layout" svg:x1="4.975cm" svg:y1="1.802cm" svg:x2="5.21cm" svg:y2="2.071cm">
              <text:p/>
            </draw:line>
            <draw:line draw:style-name="gr3" draw:text-style-name="P1" draw:layer="layout" svg:x1="4.684cm" svg:y1="1.532cm" svg:x2="5.27cm" svg:y2="1.532cm">
              <text:p/>
            </draw:line>
          </draw:g>
          <draw:frame draw:style-name="gr4" draw:text-style-name="P1" xml:id="id1" draw:id="id1" draw:layer="layout" svg:width="1.241cm" svg:height="0.607cm" svg:x="4.38cm" svg:y="2.097cm">
            <draw:text-box>
              <text:p text:style-name="P1"><text:span text:style-name="T4">User</text:span></text:p>
            </draw:text-box>
          </draw:frame>
        </draw:g>
        <draw:connector draw:style-name="gr5" draw:text-style-name="P1" draw:layer="layout" svg:x1="5cm" svg:y1="2.704cm" svg:x2="5cm" svg:y2="3.8cm" draw:start-shape="id1" draw:end-shape="id2" draw:end-glue-point="4" svg:d="m5000 2704v1096">
          <text:p/>
        </draw:connector>
        <draw:connector draw:style-name="gr5" draw:text-style-name="P1" draw:layer="layout" svg:x1="5cm" svg:y1="5.312cm" svg:x2="5cm" svg:y2="6.408cm" draw:start-shape="id2" draw:start-glue-point="7" draw:end-shape="id3" svg:d="m5000 5312v1096">
          <text:p/>
        </draw:connector>
        <draw:custom-shape draw:style-name="gr6" draw:text-style-name="P1" xml:id="id2" draw:id="id2" draw:layer="layout" svg:width="2.342cm" svg:height="1.512cm" svg:x="3.829cm" svg:y="3.8cm">
          <text:p text:style-name="P1"><text:span text:style-name="T5">Spring</text:span></text:p>
          <text:p text:style-name="P1"><text:span text:style-name="T5">Boo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3-08-02T10:54:45</dc:date>
    <dc:creator>Dave Syer</dc:creator>
    <meta:editing-duration>PT19H59M15S</meta:editing-duration>
    <meta:editing-cycles>11</meta:editing-cycles>
    <meta:generator>LibreOffice/3.5$Linux_X86_64 LibreOffice_project/350m1$Build-2</meta:generator>
    <meta:document-statistic meta:object-count="12"/>
  </office:meta>
</office:document-meta>
</file>